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skriftforavsnitt" style:family="text">
      <style:text-properties fo:font-weight="bold" style:font-weight-asian="bold" fo:font-size="14pt" style:font-size-asian="14pt" style:font-size-complex="14pt"/>
    </style:style>
    <style:style style:name="T3" style:parent-style-name="Standardskriftforavsnitt" style:family="text"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text-properties fo:hyphenate="true"/>
    </style:style>
  </office:automatic-styles>
  <office:body>
    <office:text text:use-soft-page-breaks="true">
      <text:p text:style-name="P1"><text:span text:style-name="T2">Icons/Pictures sources:</text:span></text:p>
      <text:p text:style-name="Standard"/>
      <text:p text:style-name="Standard">Hamburger menu icon:</text:p>
      <text:p text:style-name="Standard">Wikimedia<text:s/><text:a xlink:href="https://commons.wikimedia.org/wiki/File:Ic_menu_36px.svg" office:target-frame-name="_top" xlink:show="replace"><text:span text:style-name="Hyperkobling">https://commons.wikimedia.org/wiki/File:Ic_menu_36px.svg</text:span></text:a></text:p>
      <text:p text:style-name="Standard"/>
      <text:p text:style-name="Standard">//Language icon:</text:p>
      <text:p text:style-name="Standard">&lt;div&gt;Icons made by &lt;a href="https://www.flaticon.com/authors/srip" title="srip"&gt;srip&lt;/a&gt; from &lt;a href="https://www.flaticon.com/" <text:s text:c="12"/>title="Flaticon"&gt;www.flaticon.com&lt;/a&gt;&lt;/div&gt;//</text:p>
      <text:p text:style-name="Standard"/>
      <text:p text:style-name="Standard">ITEM:</text:p>
      <text:p text:style-name="Standard">SOURCE</text:p>
      <text:p text:style-name="Standard"/>
      <text:p text:style-name="Standard">ITEM:</text:p>
      <text:p text:style-name="Standard">SOURCE</text:p>
      <text:p text:style-name="Standard"/>
      <text:p text:style-name="Standard">HOME ICON:</text:p>
      <text:p text:style-name="Standard">&lt;div&gt;Icons made by &lt;a href="https://www.flaticon.com/authors/freepik" title="Freepik"&gt;Freepik&lt;/a&gt; from &lt;a href="https://www.flaticon.com/" title="Flaticon"&gt;www.flaticon.com&lt;/a&gt;&lt;/div&gt;</text:p>
      <text:p text:style-name="Standard"/>
      <text:p text:style-name="Standard">PROBLEM<text:s/>ICON:</text:p>
      <text:p text:style-name="Standard">&lt;div&gt;Icons made by &lt;a href="https://www.flaticon.com/authors/freepik" title="Freepik"&gt;Freepik&lt;/a&gt; from &lt;a href="https://www.flaticon.com/" title="Flaticon"&gt;www.flaticon.com&lt;/a&gt;&lt;/div&gt;</text:p>
      <text:p text:style-name="Standard"/>
      <text:p text:style-name="Standard">ISSUES AND SOURCES ICON:</text:p>
      <text:p text:style-name="Standard">&lt;div&gt;Icons made by &lt;a href="https://www.flaticon.com/authors/eucalyp" title="Eucalyp"&gt;Eucalyp&lt;/a&gt; from &lt;a href="https://www.flaticon.com/" <text:s text:c="4"/>title="Flaticon"&gt;www.flaticon.com&lt;/a&gt;&lt;/div&gt;</text:p>
      <text:p text:style-name="Standard"/>
      <text:p text:style-name="Standard"><text:span text:style-name="T3">Content sources:</text:span></text:p>
      <text:p text:style-name="Standard"/>
      <text:p text:style-name="Standard">CONTENT: Prototype, information about water purifiers</text:p>
      <text:soft-page-break/>
      <text:p text:style-name="P4">SOURCE:<text:s/><text:a xlink:href="https://www.quora.com/Whats-the-best-water-purifier?redirected_qid=19578248" office:target-frame-name="_top" xlink:show="replace"><text:span text:style-name="Hyperkobling">ht</text:span><text:span text:style-name="Hyperkobling">tps://www.quora.com/Whats-the-best-water-purifier?redirected_qid=19578248</text:span></text:a></text:p>
      <text:p text:style-name="Standard"/>
      <text:p text:style-name="Standard"/>
      <text:p text:style-name="Standard">CONTENT:</text:p>
      <text:p text:style-name="Standard">SOURCE: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kobling" style:display-name="Hyperkobling" style:family="text" style:parent-style-name="Standardskriftforav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foravsnitt">
      <style:text-properties fo:color="#605E5C" fo:background-color="#E1DFD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ristian Wang</meta:initial-creator>
    <dc:creator>Kristian Wang</dc:creator>
    <meta:creation-date>2019-10-10T19:51:00Z</meta:creation-date>
    <dc:date>2019-11-19T08:17:00Z</dc:date>
    <meta:template xlink:href="Normal" xlink:type="simple"/>
    <meta:editing-cycles>8</meta:editing-cycles>
    <meta:editing-duration>PT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93" meta:character-count="1296" meta:row-count="9" meta:non-whitespace-character-count="1105"/>
  </office:meta>
</office:document-meta>
</file>